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73cm" fo:min-width="16.327cm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4.512cm" fo:min-width="3.628cm" loext:decorative="false"/>
      <style:paragraph-properties style:writing-mode="lr-tb"/>
    </style:style>
    <style:style style:name="gr4" style:family="graphic" style:parent-style-name="standard">
      <style:graphic-properties draw:fill-color="#ffbf00" draw:textarea-horizontal-align="justify" draw:textarea-vertical-align="middle" draw:auto-grow-height="false" fo:min-height="1.655cm" fo:min-width="3.628cm" loext:decorative="false"/>
      <style:paragraph-properties style:writing-mode="lr-tb"/>
    </style:style>
    <style:style style:name="gr5" style:family="graphic" style:parent-style-name="standard">
      <style:graphic-properties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bf00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16.827cm" svg:height="2.223cm" svg:x="2.27cm" svg:y="2.587cm">
          <text:p text:style-name="P1">“TurleyTime” GUI: Alpha</text:p>
          <draw:enhanced-geometry svg:viewBox="0 0 21600 21600" draw:type="rectangle" draw:enhanced-path="M 0 0 L 21600 0 21600 21600 0 21600 0 0 Z N"/>
        </draw:custom-shape>
        <draw:g draw:style-name="gr2" xml:id="id1" draw:id="id1">
          <draw:custom-shape draw:style-name="gr3" draw:text-style-name="P1" draw:layer="measurelines" svg:width="4.128cm" svg:height="4.762cm" svg:x="8.619cm" svg:y="8.937cm">
            <text:p text:style-name="P1">Fib. Challenge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measurelines" svg:width="4.128cm" svg:height="1.905cm" svg:x="8.619cm" svg:y="7.032cm">
            <text:p text:style-name="P1"><text:span text:style-name="T1">“</text:span><text:span text:style-name="T1">URL”</text:span></text:p>
            <text:p text:style-name="P1">(Main Site)</text:p>
            <draw:enhanced-geometry svg:viewBox="0 0 21600 21600" draw:type="rectangle" draw:enhanced-path="M 0 0 L 21600 0 21600 21600 0 21600 0 0 Z N"/>
          </draw:custom-shape>
        </draw:g>
        <draw:g draw:style-name="gr2" xml:id="id2" draw:id="id2">
          <draw:custom-shape draw:style-name="gr3" draw:text-style-name="P1" draw:layer="measurelines" svg:width="4.128cm" svg:height="4.762cm" svg:x="1cm" svg:y="16.241cm">
            <text:p text:style-name="P1">Bin. Challenge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measurelines" svg:width="4.128cm" svg:height="1.905cm" svg:x="1cm" svg:y="14.335cm">
            <text:p text:style-name="P1"><text:span text:style-name="T1">“</text:span><text:span text:style-name="T1">URL/Bin”</text:span></text:p>
            <draw:enhanced-geometry svg:viewBox="0 0 21600 21600" draw:type="rectangle" draw:enhanced-path="M 0 0 L 21600 0 21600 21600 0 21600 0 0 Z N"/>
          </draw:custom-shape>
        </draw:g>
        <draw:connector draw:style-name="gr5" draw:text-style-name="P1" draw:layer="measurelines" svg:x1="8.619cm" svg:y1="10.365cm" svg:x2="5.128cm" svg:y2="17.669cm" draw:start-shape="id1" draw:end-shape="id2" svg:d="M8619 10365h-1745v7304h-1746" svg:viewBox="0 0 3492 730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20:09:02.999785827</meta:creation-date>
    <dc:date>2023-11-04T20:17:48.158069664</dc:date>
    <meta:editing-duration>PT8M45S</meta:editing-duration>
    <meta:editing-cycles>1</meta:editing-cycles>
    <meta:document-statistic meta:object-count="8"/>
    <meta:generator>LibreOffice/7.6.2.1$MacOSX_AARCH64 LibreOffice_project/56f7684011345957bbf33a7ee678afaf4d2ba333</meta:generator>
  </office:meta>
</office:document-meta>
</file>